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Avail. Bb gpio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I/O (ON BB)</text:p>
          </table:table-cell>
          <table:table-cell table:style-name="ce2"/>
          <table:table-cell table:style-name="ce2" office:value-type="string" calcext:value-type="string">
            <text:p>SPI1 → DAC output</text:p>
          </table:table-cell>
          <table:table-cell table:style-name="ce2" office:value-type="string" calcext:value-type="string">
            <text:p>Signal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 Ligh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mp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TempLo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Trip</text:p>
          </table:table-cell>
          <table:table-cell office:value-type="string" calcext:value-type="string">
            <text:p>I?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TempR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IR1</text:p>
          </table:table-cell>
          <table:table-cell office:value-type="string" calcext:value-type="string">
            <text:p>DN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empRo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IR2</text:p>
          </table:table-cell>
          <table:table-cell office:value-type="string" calcext:value-type="string">
            <text:p>DN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ressL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IR3</text:p>
          </table:table-cell>
          <table:table-cell office:value-type="string" calcext:value-type="string">
            <text:p>DNC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PressLou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salSta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ressR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PressRou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 NOT CONNECT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cu_aux_gpio_22</text:p>
          </table:table-cell>
          <table:table-cell office:value-type="string" calcext:value-type="string">
            <text:p>I/O</text:p>
          </table:table-cell>
          <table:table-cell/>
          <table:table-cell office:value-type="string" calcext:value-type="string">
            <text:p>DAC SHELVE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cu_aux_gpio_23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cu_aux_gpio_2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cu_aux_gpio_25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cu_aux_gpio_26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u_aux_gpio_27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cu_aux_gpio_28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cu_aux_gpio_29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T_PROBE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CURESET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02:07:44.809148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0:01:38.823002184</meta:creation-date>
    <dc:date>2020-02-16T02:08:35.587362233</dc:date>
    <meta:editing-duration>PT2H38M48S</meta:editing-duration>
    <meta:editing-cycles>10</meta:editing-cycles>
    <meta:generator>LibreOffice/6.0.7.3$Linux_X86_64 LibreOffice_project/00m0$Build-3</meta:generator>
    <meta:document-statistic meta:table-count="1" meta:cell-count="107" meta:object-count="0"/>
  </office:meta>
</office:document-meta>
</file>